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ritannic Bold" svg:font-family="'Britann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6cm" fo:min-width="0cm" draw:shadow="visible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9933ff" draw:marker-start-width="0.359cm" draw:marker-end-width="0.359cm" svg:stroke-opacity="100%" draw:stroke-linejoin="round" draw:fill-color="#cc99ff" draw:opacity="100%" draw:textarea-horizontal-align="justify" draw:textarea-vertical-align="middle" draw:auto-grow-height="false" fo:min-height="2.172cm" fo:min-width="3.522cm" fo:padding-top="0.178cm" fo:padding-bottom="0.178cm" fo:padding-left="0.303cm" fo:padding-right="0.303cm" draw:shadow="visible" draw:shadow-offset-x="0.106cm" draw:shadow-offset-y="0.106cm" loext:decorative="false"/>
    </style:style>
    <style:style style:name="gr3" style:family="graphic" style:parent-style-name="standard">
      <style:graphic-properties svg:stroke-width="0.159cm" svg:stroke-color="#9933ff" draw:marker-start-width="0.438cm" draw:marker-end-width="0.438cm" draw:fill-color="#cc99ff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79cm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9933ff" draw:marker-start-width="0.359cm" draw:marker-end-width="0.359cm" svg:stroke-opacity="100%" draw:stroke-linejoin="round" draw:fill-color="#cc99ff" draw:opacity="100%" draw:textarea-horizontal-align="justify" draw:textarea-vertical-align="middle" draw:auto-grow-height="false" fo:min-height="2.172cm" fo:min-width="3.522cm" fo:padding-top="0.178cm" fo:padding-bottom="0.178cm" fo:padding-left="0.303cm" fo:padding-right="0.303cm" draw:shadow="visible" draw:shadow-offset-x="0.106cm" draw:shadow-offset-y="0.106cm" loext:glow-radius="0cm" loext:softedge-radius="0cm" loext:decorative="false"/>
    </style:style>
    <style:style style:name="P1" style:family="paragraph">
      <loext:graphic-properties draw:fill="none" draw:fill-color="#ffffff"/>
      <style:text-properties fo:color="#999999" loext:opacity="100%" style:font-name="Copperplate Gothic Light"/>
    </style:style>
    <style:style style:name="P2" style:family="paragraph">
      <loext:graphic-properties draw:fill-color="#cc99ff" draw:opacity="100%"/>
      <style:paragraph-properties fo:text-align="center"/>
    </style:style>
    <style:style style:name="P3" style:family="paragraph">
      <loext:graphic-properties draw:fill-color="#cc99ff"/>
      <style:paragraph-properties fo:text-align="center"/>
    </style:style>
    <style:style style:name="P4" style:family="paragraph">
      <loext:graphic-properties draw:fill="none" draw:fill-color="#ffffff"/>
      <style:text-properties style:font-name="Britannic Bold"/>
    </style:style>
    <style:style style:name="T1" style:family="text">
      <style:text-properties fo:color="#999999" loext:opacity="100%" style:font-name="Copperplate Gothic Light" fo:font-size="96pt" style:font-size-asian="96pt" style:font-size-complex="96pt"/>
    </style:style>
    <style:style style:name="T2" style:family="text">
      <style:text-properties style:font-name="Britannic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019cm" svg:height="3.976cm" svg:x="8.231cm" svg:y="10cm">
          <draw:text-box>
            <text:p><text:span text:style-name="T1">AI</text:span></text:p>
          </draw:text-box>
        </draw:frame>
        <draw:path draw:style-name="gr2" draw:text-style-name="P2" draw:layer="layout" svg:width="4.064cm" svg:height="0.437cm" svg:x="8.246cm" svg:y="11.832cm" svg:viewBox="0 0 4065 438" svg:d="M233 7l118 423h-123l-26-92h-127l-27 92h-48l125-423zM87 296h104l-50-188zM507 7v381h170l113-381h108l118 423h-123l-26-92h-127l-27 92h-33-15-281v-423zM752 296h104l-50-188zM1172 7v423h-123v-423zM1243 430v-423h183c47 0 85 10 113 30s42 47 42 80c0 51-30 85-91 100 32 12 52 25 61 38 9 14 15 41 19 81 4 47 12 79 24 94h-134c-8-20-12-44-12-73l-1-25-1-32c0-49-19-73-59-73h-21v203zM1366 192h25c46 0 69-24 69-73s-23-73-69-73h-25zM1963 7v284c0 97-54 146-161 146-108 0-162-49-162-146v-284h123v287c0 37 6 63 16 77 11 13 31 20 60 20 55 0 83-33 83-100v-284zM2386 201h174v229h-39l-13-29c-34 24-70 36-108 36-63 0-111-19-146-56-34-38-52-90-52-159 0-66 19-120 55-161 37-41 85-61 144-61 78 0 126 40 143 119l-58 26v-10l-1-23c-4-49-27-74-69-74-31 0-52 13-64 40-11 26-17 75-17 147 0 68 5 114 14 138s27 36 53 36c30 0 45-17 45-51v-105h-61zM2815 7l118 423h-123l-26-92h-127l-27 92h-48l125-423zM2669 296h104l-50-188zM3359 7v423h-118v-295l-83 295h-69l-85-290v290h-41v-423h125l73 255 73-255zM3706 7v42h-152v128h128v42h-128v169h177v42h-300v-423zM4048 125l-58 10c3-11 4-20 4-28 0-49-30-73-90-73-47 0-71 17-71 51 0 25 27 47 80 65 101 35 152 87 152 155 0 40-14 72-42 97-29 24-67 36-114 36-105 0-158-41-158-122 0-7 1-15 2-25l59-13c-4 18-7 34-7 47 0 53 31 79 91 79 48 0 72-19 72-57 0-28-29-52-86-74-84-30-126-79-126-146 0-38 14-69 42-92s65-35 110-35c93 0 140 42 140 125z">
          <text:p/>
        </draw:path>
        <draw:custom-shape draw:style-name="gr3" draw:text-style-name="P3" draw:layer="layout" svg:width="4.4cm" svg:height="2.8cm" svg:x="14.3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4.7cm" svg:height="3.976cm" svg:x="14.5cm" svg:y="5.595cm">
          <draw:text-box>
            <text:p><text:span text:style-name="T1">AI</text:span></text:p>
          </draw:text-box>
        </draw:frame>
        <draw:frame draw:style-name="gr5" draw:text-style-name="P4" draw:layer="layout" svg:width="4.579cm" svg:height="0.954cm" svg:x="14.221cm" svg:y="7.1cm">
          <draw:text-box>
            <text:p><text:span text:style-name="T2">ALAIRU GAMES</text:span></text:p>
          </draw:text-box>
        </draw:frame>
        <draw:custom-shape draw:style-name="gr6" draw:text-style-name="P2" draw:layer="layout" svg:width="4.4cm" svg:height="2.8cm" svg:x="7.919cm" svg:y="6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19cm" svg:height="3.976cm" svg:x="8.052cm" svg:y="5.7cm">
          <draw:text-box>
            <text:p><text:span text:style-name="T1">AI</text:span></text:p>
          </draw:text-box>
        </draw:frame>
        <draw:frame draw:style-name="gr5" draw:text-style-name="P4" draw:layer="layout" svg:width="4.579cm" svg:height="0.954cm" svg:x="7.821cm" svg:y="7.308cm">
          <draw:text-box>
            <text:p><text:span text:style-name="T2">ALAIRU G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ritannic Bold" svg:font-family="'Britann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n Loroño</meta:initial-creator>
    <meta:creation-date>2023-10-03T19:02:11.33</meta:creation-date>
    <dc:date>2023-10-04T13:05:45.799000000</dc:date>
    <meta:editing-duration>PT20M55S</meta:editing-duration>
    <meta:editing-cycles>4</meta:editing-cycles>
    <meta:generator>LibreOffice/7.6.2.1$Windows_X86_64 LibreOffice_project/56f7684011345957bbf33a7ee678afaf4d2ba333</meta:generator>
    <meta:document-statistic meta:object-count="8"/>
  </office:meta>
</office:document-meta>
</file>